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style:style style:name="P2" style:parent-style-name="NormalWeb" style:family="paragraph">
      <style:paragraph-properties fo:text-align="justify"/>
      <style:text-properties fo:font-weight="bold" style:font-weight-asian="bold"/>
    </style:style>
    <style:style style:name="P3" style:parent-style-name="NormalWeb" style:family="paragraph">
      <style:paragraph-properties fo:text-align="justify"/>
    </style:style>
    <style:style style:name="P4" style:parent-style-name="NormalWeb" style:family="paragraph">
      <style:paragraph-properties fo:text-align="justify"/>
    </style:style>
    <style:style style:name="P5" style:parent-style-name="NormalWeb" style:family="paragraph">
      <style:paragraph-properties fo:text-align="justify"/>
    </style:style>
    <style:style style:name="P6" style:parent-style-name="NormalWeb" style:family="paragraph">
      <style:paragraph-properties fo:text-align="justify"/>
    </style:style>
    <style:style style:name="P7" style:parent-style-name="NormalWeb" style:family="paragraph">
      <style:paragraph-properties fo:text-align="justify"/>
    </style:style>
  </office:automatic-styles>
  <office:body>
    <office:text text:use-soft-page-breaks="true">
      <text:h text:style-name="P1" text:outline-level="1">Une nécropole antique découverte dans le port de Rome</text:h>
      <text:p text:style-name="Normal"/>
      <text:p text:style-name="P2">Hors les murs de la cité Ostia Antica, le port de Rome, un chantier-école de fouilles a permis de découvrir un site démontrant la «totale liberté» des Romains en termes de choix de sépulture.</text:p>
      <text:p text:style-name="P3"/>
      <text:p text:style-name="P4">Ostia Antica est le troisième site archéologique italien en termes de visites derrière le Colisée et Pompei. Et au même endroit se trouve des sépultures de rites différents comme les crémations et l’inhumation. La nécropole découverte concerne une seule famille très élargie et que pour les archéologues romains, cela signifiait que «même à l'intérieur d'une même famille, la façon d'entrer dans l'au-delà différait».</text:p>
      <text:p text:style-name="P5">Sur le site de fouilles d'une superficie de 15.000 m2, on aperçoit un squelette entier inhumé et à quelques centimètres, des urnes contenant des cendres. Il y a <text:s/>en toute une dizaine de sépultures. Selon Mme Germoni, cela marque une totale liberté dans la décision de ce qu’il veut de son propre corps, ce qui n’est plus le cas dans l’ère chrétienne qui se monopolise uniquement sur l’inhumation. Aux côtés de quelques-unes des sépultures, des inscriptions conservées sur des lamelles de plomb vouent aux gémonies les profanateurs de tombes. D'après les textes anciens, Ostie a été fondée par Ancus Marcius, le quatrième roi de Rome, avec un triple objectif: donner à l'Urbs un débouché sur la mer, assurer son ravitaillement en blé et en sel et empêcher une flotte ennemie de remonter le Tibre. Ces fouilles, qui ont également permis la découverte d'une domus de l'Antiquité tardive appartenant à une famille aristocratique et son magnifique pavement de marbre polychrome, ont débuté en 2012.</text:p>
      <text:p text:style-name="P6">Selon Michele Raddi, l'archéologue italien en charge des fouilles, la découverte de cette nécropole dite du Parc des Ravennati, à quelques pas d'un château érigé par le pape Jules II, « nous amène à nous questionner sur les raisons d'un tel agencement autour de ce monument datant de la période de la République romaine mais utilisé jusqu'aux temps de l'Antiquité tardive».</text:p>
      <text:p text:style-name="P7">Cette découverte s'ajoute à celle, récente, faite par une équipe italo-anglaise, d'un quartier entier de l'ancien port de Rome, datant du Ier siècle avant Jésus-Christ et situé au-delà du Tibre. Ce site, comprenant des tours, des entrepôts ainsi que des murailles et dont les contours sont visibles en avion, est d'une superficie telle que la taille d'Ostia Antica (85 hectares) dépasserait celle de Pompéi (66 ha), selon la surintendance des Biens archéologiques de Ro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vertical-align="baseline" fo:margin-top="0.1666in" fo:margin-bottom="0in" fo:line-height="101%"/>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udiant</meta:initial-creator>
    <dc:creator>Etudiant</dc:creator>
    <meta:creation-date>2014-07-24T07:42:00Z</meta:creation-date>
    <dc:date>2014-07-24T07:45:00Z</dc:date>
    <meta:template xlink:href="Normal" xlink:type="simple"/>
    <meta:editing-cycles>2</meta:editing-cycles>
    <meta:editing-duration>PT180S</meta:editing-duration>
    <meta:document-statistic meta:page-count="1" meta:paragraph-count="5" meta:word-count="385" meta:character-count="2503" meta:row-count="17" meta:non-whitespace-character-count="2123"/>
  </office:meta>
</office:document-meta>
</file>